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318cm"/>
    </style:style>
    <style:style style:name="co29" style:family="table-column">
      <style:table-column-properties fo:break-before="auto" style:column-width="1.536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62cm"/>
    </style:style>
    <style:style style:name="co33" style:family="table-column">
      <style:table-column-properties fo:break-before="auto" style:column-width="1.339cm"/>
    </style:style>
    <style:style style:name="co34" style:family="table-column">
      <style:table-column-properties fo:break-before="auto" style:column-width="1.252cm"/>
    </style:style>
    <style:style style:name="co35" style:family="table-column">
      <style:table-column-properties fo:break-before="auto" style:column-width="0.834cm"/>
    </style:style>
    <style:style style:name="co36" style:family="table-column">
      <style:table-column-properties fo:break-before="auto" style:column-width="0.746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0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6"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6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6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3" draw:text-style-name="P2" svg:width="9.279cm" svg:height="0.991cm" svg:x="6.683cm" svg:y="0cm" draw:caption-point-x="-0.61cm" draw:caption-point-y="0.466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0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0.453cm" draw:caption-point-x="-0.61cm" draw:caption-point-y="0.468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0.908cm" draw:caption-point-x="-0.61cm" draw:caption-point-y="0.468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1.363cm" draw:caption-point-x="-0.61cm" draw:caption-point-y="0.468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1.818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2.273cm" draw:caption-point-x="-0.61cm" draw:caption-point-y="0.468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5" office:value-type="string">
            <office:annotation draw:style-name="gr6" draw:text-style-name="P2" svg:width="5.331cm" svg:height="2.176cm" svg:x="6.683cm" svg:y="2.273cm" draw:caption-point-x="-0.61cm" draw:caption-point-y="0.46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6" office:value-type="string">
            <office:annotation draw:style-name="gr7" draw:text-style-name="P2" svg:width="7.03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2.273cm" draw:caption-point-x="-0.61cm" draw:caption-point-y="0.468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5" office:value-type="string">
            <office:annotation draw:style-name="gr2" draw:text-style-name="P2" svg:width="4.31cm" svg:height="0.596cm" svg:x="6.683cm" svg:y="2.273cm" draw:caption-point-x="-0.61cm" draw:caption-point-y="0.468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5" office:value-type="string">
            <office:annotation draw:style-name="gr2" draw:text-style-name="P2" svg:width="3.824cm" svg:height="0.596cm" svg:x="6.683cm" svg:y="2.273cm" draw:caption-point-x="-0.61cm" draw:caption-point-y="0.468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6" office:value-type="string">
            <office:annotation draw:style-name="gr2" draw:text-style-name="P2" svg:width="3.868cm" svg:height="0.596cm" svg:x="6.683cm" svg:y="2.273cm" draw:caption-point-x="-0.61cm" draw:caption-point-y="0.468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2.273cm" draw:caption-point-x="-0.61cm" draw:caption-point-y="0.468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0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5" office:value-type="string">
            <office:annotation draw:style-name="gr6" draw:text-style-name="P2" svg:width="6.853cm" svg:height="2.176cm" svg:x="6.683cm" svg:y="2.273cm" draw:caption-point-x="-0.61cm" draw:caption-point-y="0.46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6" office:value-type="string">
            <office:annotation draw:style-name="gr7" draw:text-style-name="P2" svg:width="6.5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2.273cm" draw:caption-point-x="-0.61cm" draw:caption-point-y="0.468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5" office:value-type="string">
            <office:annotation draw:style-name="gr2" draw:text-style-name="P2" svg:width="5.171cm" svg:height="0.596cm" svg:x="6.683cm" svg:y="2.273cm" draw:caption-point-x="-0.61cm" draw:caption-point-y="0.468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5" office:value-type="string">
            <office:annotation draw:style-name="gr2" draw:text-style-name="P2" svg:width="5.038cm" svg:height="0.596cm" svg:x="6.683cm" svg:y="2.273cm" draw:caption-point-x="-0.61cm" draw:caption-point-y="0.468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6" office:value-type="string">
            <office:annotation draw:style-name="gr2" draw:text-style-name="P2" svg:width="4.707cm" svg:height="0.596cm" svg:x="6.683cm" svg:y="2.273cm" draw:caption-point-x="-0.61cm" draw:caption-point-y="0.468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2.273cm" draw:caption-point-x="-0.61cm" draw:caption-point-y="0.468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36]"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Collector t3">
            <text:p>T Collector t3</text:p>
          </table:table-cell>
          <table:table-cell table:style-name="ce16"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2.273cm" draw:caption-point-x="-0.61cm" draw:caption-point-y="0.468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0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5" office:value-type="string">
            <office:annotation draw:style-name="gr7" draw:text-style-name="P2" svg:width="6.456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5" office:value-type="string">
            <office:annotation draw:style-name="gr7" draw:text-style-name="P2" svg:width="6.081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6" office:value-type="string">
            <office:annotation draw:style-name="gr6" draw:text-style-name="P2" svg:width="6.125cm" svg:height="2.17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5" office:value-type="string">
            <office:annotation draw:style-name="gr2" draw:text-style-name="P2" svg:width="5.193cm" svg:height="0.596cm" svg:x="6.683cm" svg:y="2.273cm" draw:caption-point-x="-0.61cm" draw:caption-point-y="0.468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6" office:value-type="string">
            <office:annotation draw:style-name="gr2" draw:text-style-name="P2" svg:width="4.795cm" svg:height="0.596cm" svg:x="6.683cm" svg:y="2.273cm" draw:caption-point-x="-0.61cm" draw:caption-point-y="0.468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5"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4"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5"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4"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6"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4"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5"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4"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5"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4"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6"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4"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5"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5"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6"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3.958cm" draw:caption-point-x="-0.61cm" draw:caption-point-y="1.514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4"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5"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4"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6"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4"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5"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5"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6"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5"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5"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6"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5"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5"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6"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5" office:value-type="string">
            <text:p>metal cost</text:p>
          </table:table-cell>
          <table:table-cell table:style-name="ce25"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5" office:value-type="string">
            <text:p>energy cost</text:p>
          </table:table-cell>
          <table:table-cell table:style-name="ce25"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6" office:value-type="string">
            <text:p>zetium cost</text:p>
          </table:table-cell>
          <table:table-cell table:style-name="ce25"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5" office:value-type="string">
            <text:p>metal cost</text:p>
          </table:table-cell>
          <table:table-cell table:style-name="ce25"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5" office:value-type="string">
            <text:p>energy cost</text:p>
          </table:table-cell>
          <table:table-cell table:style-name="ce25"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6" office:value-type="string">
            <text:p>zetium cost</text:p>
          </table:table-cell>
          <table:table-cell table:style-name="ce25"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6" office:value-type="string">
            <text:p>scientists min</text:p>
          </table:table-cell>
          <table:table-cell table:style-name="ce25"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958cm" draw:caption-point-x="-0.61cm" draw:caption-point-y="1.51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4"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4"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4"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03:.M30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534cm" draw:caption-point-x="-0.61cm" draw:caption-point-y="0.938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27" table:end-x="2.213cm" table:end-y="0.228cm" draw:z-index="1" draw:text-style-name="P1" svg:width="4.437cm" svg:height="0.676cm" svg:x="0.927cm" svg:y="0.017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1</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zetium rate</text:p>
          </table:table-cell>
          <table:covered-table-cell table:style-name="ce29"/>
          <table:covered-table-cell table:style-name="ce37"/>
          <table:covered-table-cell table:style-name="ce42"/>
          <table:table-cell table:style-name="ce39">
            <draw:control table:end-cell-address="Main.L329" table:end-x="2.147cm" table:end-y="0.214cm" draw:z-index="2" draw:text-style-name="P1" svg:width="4.437cm" svg:height="0.698cm" svg:x="0.861cm" svg:y="0.448cm" draw:control="control2"/>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scientists</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23]; [.B327];[.F327])" office:value-type="float" office:value="0">
            <text:p>0</text:p>
          </table:table-cell>
          <table:table-cell table:style-name="ce22" office:value-type="float" office:value="0.14">
            <text:p>0,14</text:p>
          </table:table-cell>
          <table:table-cell table:style-name="ce22" office:value-type="float" office:value="0">
            <text:p>0</text:p>
          </table:table-cell>
          <table:table-cell table:style-name="ce22" office:value-type="float" office:value="1.1">
            <text:p>1,1</text:p>
          </table:table-cell>
          <table:table-cell table:style-name="ce22" office:value-type="float" office:value="0">
            <text:p>0</text:p>
          </table:table-cell>
          <table:table-cell table:style-name="ce36" office:value-type="float" office:value="0.01">
            <text:p>0,0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1">
            <text:p>1</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31]" office:value-type="float" office:value="0">
            <text:p>0</text:p>
          </table:table-cell>
          <table:table-cell table:style-name="ce30" table:formula="of:=SFLINEAR([.$A332]; [.$C$331]; [.$D$331])" office:value-type="float" office:value="0.14">
            <text:p>0,140</text:p>
          </table:table-cell>
          <table:table-cell/>
          <table:table-cell table:formula="of:=SFPOWER([.$A332]; [.$E$331]; [.$F$331]; [.$G$331])" office:value-type="float" office:value="0.01">
            <text:p>0,01</text:p>
          </table:table-cell>
          <table:table-cell table:number-columns-repeated="2"/>
          <table:table-cell table:formula="of:=SFEXP([.$A332]; [.$H$331]; [.$I$331])" office:value-type="float" office:value="0">
            <text:p>0</text:p>
          </table:table-cell>
          <table:table-cell table:number-columns-repeated="2"/>
          <table:table-cell table:style-name="ce46" table:formula="of:=SFJOIN([.B332];[.C332];[.E332];[.H332];[.$L$331])" office:value-type="float" office:value="0.0015">
            <text:p>0,0015</text:p>
          </table:table-cell>
          <table:table-cell table:style-name="ce46" table:formula="of:=IF([.$K$331]=1; [.$K332]*60; [.$K332]/60)" office:value-type="float" office:value="0.09">
            <text:p>0,0900</text:p>
          </table:table-cell>
          <table:table-cell table:style-name="ce51" table:formula="of:=IF([.$K$331]=1; [.$K332]*60*60; [.$K332]/60/60)" office:value-type="float" office:value="5.4">
            <text:p>5,4000</text:p>
          </table:table-cell>
          <table:table-cell table:style-name="ce51" table:formula="of:=IF([.$K$331]=1; [.$K332]*60*60*24; [.$K332]/60/60/24)" office:value-type="float" office:value="129.6">
            <text:p>129,6000</text:p>
          </table:table-cell>
          <table:table-cell table:number-columns-repeated="1010"/>
        </table:table-row>
        <table:table-row table:style-name="ro1">
          <table:table-cell table:style-name="ce12" office:value-type="string">
            <text:p>2</text:p>
          </table:table-cell>
          <table:table-cell table:formula="of:=[.$B$331]" office:value-type="float" office:value="0">
            <text:p>0</text:p>
          </table:table-cell>
          <table:table-cell table:style-name="ce30" table:formula="of:=SFLINEAR([.$A333]; [.$C$331]; [.$D$331])" office:value-type="float" office:value="0.28">
            <text:p>0,280</text:p>
          </table:table-cell>
          <table:table-cell/>
          <table:table-cell table:formula="of:=SFPOWER([.$A333]; [.$E$331]; [.$F$331]; [.$G$331])" office:value-type="float" office:value="0.0214354692507259">
            <text:p>0,02</text:p>
          </table:table-cell>
          <table:table-cell table:number-columns-repeated="2"/>
          <table:table-cell table:formula="of:=SFEXP([.$A333]; [.$H$331]; [.$I$331])" office:value-type="float" office:value="0">
            <text:p>0</text:p>
          </table:table-cell>
          <table:table-cell table:number-columns-repeated="2"/>
          <table:table-cell table:style-name="ce46" table:formula="of:=SFJOIN([.B333];[.C333];[.E333];[.H333];[.$L$331])" office:value-type="float" office:value="0.00301435469250726">
            <text:p>0,0030</text:p>
          </table:table-cell>
          <table:table-cell table:style-name="ce46" table:formula="of:=IF([.$K$331]=1; [.$K333]*60; [.$K333]/60)" office:value-type="float" office:value="0.180861281550436">
            <text:p>0,1809</text:p>
          </table:table-cell>
          <table:table-cell table:style-name="ce51" table:formula="of:=IF([.$K$331]=1; [.$K333]*60*60; [.$K333]/60/60)" office:value-type="float" office:value="10.8516768930261">
            <text:p>10,8517</text:p>
          </table:table-cell>
          <table:table-cell table:style-name="ce51" table:formula="of:=IF([.$K$331]=1; [.$K333]*60*60*24; [.$K333]/60/60/24)" office:value-type="float" office:value="260.440245432627">
            <text:p>260,4402</text:p>
          </table:table-cell>
          <table:table-cell table:formula="of:=[.K333]/[.K332]" office:value-type="float" office:value="2.00956979500484">
            <text:p>2,01</text:p>
          </table:table-cell>
          <table:table-cell table:number-columns-repeated="1009"/>
        </table:table-row>
        <table:table-row table:style-name="ro1">
          <table:table-cell table:style-name="ce12" office:value-type="string">
            <text:p>3</text:p>
          </table:table-cell>
          <table:table-cell table:formula="of:=[.$B$331]" office:value-type="float" office:value="0">
            <text:p>0</text:p>
          </table:table-cell>
          <table:table-cell table:style-name="ce30" table:formula="of:=SFLINEAR([.$A334]; [.$C$331]; [.$D$331])" office:value-type="float" office:value="0.42">
            <text:p>0,420</text:p>
          </table:table-cell>
          <table:table-cell/>
          <table:table-cell table:formula="of:=SFPOWER([.$A334]; [.$E$331]; [.$F$331]; [.$G$331])" office:value-type="float" office:value="0.0334836952210171">
            <text:p>0,03</text:p>
          </table:table-cell>
          <table:table-cell table:number-columns-repeated="2"/>
          <table:table-cell table:formula="of:=SFEXP([.$A334]; [.$H$331]; [.$I$331])" office:value-type="float" office:value="0">
            <text:p>0</text:p>
          </table:table-cell>
          <table:table-cell table:number-columns-repeated="2"/>
          <table:table-cell table:style-name="ce46" table:formula="of:=SFJOIN([.B334];[.C334];[.E334];[.H334];[.$L$331])" office:value-type="float" office:value="0.00453483695221017">
            <text:p>0,0045</text:p>
          </table:table-cell>
          <table:table-cell table:style-name="ce46" table:formula="of:=IF([.$K$331]=1; [.$K334]*60; [.$K334]/60)" office:value-type="float" office:value="0.27209021713261">
            <text:p>0,2721</text:p>
          </table:table-cell>
          <table:table-cell table:style-name="ce51" table:formula="of:=IF([.$K$331]=1; [.$K334]*60*60; [.$K334]/60/60)" office:value-type="float" office:value="16.3254130279566">
            <text:p>16,3254</text:p>
          </table:table-cell>
          <table:table-cell table:style-name="ce51" table:formula="of:=IF([.$K$331]=1; [.$K334]*60*60*24; [.$K334]/60/60/24)" office:value-type="float" office:value="391.809912670959">
            <text:p>391,8099</text:p>
          </table:table-cell>
          <table:table-cell table:formula="of:=[.K334]/[.K333]" office:value-type="float" office:value="1.50441385132359">
            <text:p>1,5</text:p>
          </table:table-cell>
          <table:table-cell table:number-columns-repeated="1009"/>
        </table:table-row>
        <table:table-row table:style-name="ro1">
          <table:table-cell table:style-name="ce12" office:value-type="string">
            <text:p>4</text:p>
          </table:table-cell>
          <table:table-cell table:formula="of:=[.$B$331]" office:value-type="float" office:value="0">
            <text:p>0</text:p>
          </table:table-cell>
          <table:table-cell table:style-name="ce30" table:formula="of:=SFLINEAR([.$A335]; [.$C$331]; [.$D$331])" office:value-type="float" office:value="0.56">
            <text:p>0,560</text:p>
          </table:table-cell>
          <table:table-cell/>
          <table:table-cell table:formula="of:=SFPOWER([.$A335]; [.$E$331]; [.$F$331]; [.$G$331])" office:value-type="float" office:value="0.0459479341998814">
            <text:p>0,05</text:p>
          </table:table-cell>
          <table:table-cell table:number-columns-repeated="2"/>
          <table:table-cell table:formula="of:=SFEXP([.$A335]; [.$H$331]; [.$I$331])" office:value-type="float" office:value="0">
            <text:p>0</text:p>
          </table:table-cell>
          <table:table-cell table:number-columns-repeated="2"/>
          <table:table-cell table:style-name="ce46" table:formula="of:=SFJOIN([.B335];[.C335];[.E335];[.H335];[.$L$331])" office:value-type="float" office:value="0.00605947934199881">
            <text:p>0,0061</text:p>
          </table:table-cell>
          <table:table-cell table:style-name="ce46" table:formula="of:=IF([.$K$331]=1; [.$K335]*60; [.$K335]/60)" office:value-type="float" office:value="0.363568760519929">
            <text:p>0,3636</text:p>
          </table:table-cell>
          <table:table-cell table:style-name="ce51" table:formula="of:=IF([.$K$331]=1; [.$K335]*60*60; [.$K335]/60/60)" office:value-type="float" office:value="21.8141256311957">
            <text:p>21,8141</text:p>
          </table:table-cell>
          <table:table-cell table:style-name="ce51" table:formula="of:=IF([.$K$331]=1; [.$K335]*60*60*24; [.$K335]/60/60/24)" office:value-type="float" office:value="523.539015148698">
            <text:p>523,5390</text:p>
          </table:table-cell>
          <table:table-cell table:formula="of:=[.K335]/[.K334]" office:value-type="float" office:value="1.33620666097941">
            <text:p>1,34</text:p>
          </table:table-cell>
          <table:table-cell table:number-columns-repeated="1009"/>
        </table:table-row>
        <table:table-row table:style-name="ro1">
          <table:table-cell table:style-name="ce12" office:value-type="string">
            <text:p>5</text:p>
          </table:table-cell>
          <table:table-cell table:formula="of:=[.$B$331]" office:value-type="float" office:value="0">
            <text:p>0</text:p>
          </table:table-cell>
          <table:table-cell table:style-name="ce30" table:formula="of:=SFLINEAR([.$A336]; [.$C$331]; [.$D$331])" office:value-type="float" office:value="0.7">
            <text:p>0,700</text:p>
          </table:table-cell>
          <table:table-cell/>
          <table:table-cell table:formula="of:=SFPOWER([.$A336]; [.$E$331]; [.$F$331]; [.$G$331])" office:value-type="float" office:value="0.058730947154401">
            <text:p>0,06</text:p>
          </table:table-cell>
          <table:table-cell table:number-columns-repeated="2"/>
          <table:table-cell table:formula="of:=SFEXP([.$A336]; [.$H$331]; [.$I$331])" office:value-type="float" office:value="0">
            <text:p>0</text:p>
          </table:table-cell>
          <table:table-cell table:number-columns-repeated="2"/>
          <table:table-cell table:style-name="ce46" table:formula="of:=SFJOIN([.B336];[.C336];[.E336];[.H336];[.$L$331])" office:value-type="float" office:value="0.00758730947154401">
            <text:p>0,0076</text:p>
          </table:table-cell>
          <table:table-cell table:style-name="ce46" table:formula="of:=IF([.$K$331]=1; [.$K336]*60; [.$K336]/60)" office:value-type="float" office:value="0.455238568292641">
            <text:p>0,4552</text:p>
          </table:table-cell>
          <table:table-cell table:style-name="ce51" table:formula="of:=IF([.$K$331]=1; [.$K336]*60*60; [.$K336]/60/60)" office:value-type="float" office:value="27.3143140975584">
            <text:p>27,3143</text:p>
          </table:table-cell>
          <table:table-cell table:style-name="ce51" table:formula="of:=IF([.$K$331]=1; [.$K336]*60*60*24; [.$K336]/60/60/24)" office:value-type="float" office:value="655.543538341403">
            <text:p>655,5435</text:p>
          </table:table-cell>
          <table:table-cell table:formula="of:=[.K336]/[.K335]" office:value-type="float" office:value="1.25213884614734">
            <text:p>1,25</text:p>
          </table:table-cell>
          <table:table-cell table:number-columns-repeated="1009"/>
        </table:table-row>
        <table:table-row table:style-name="ro1">
          <table:table-cell table:style-name="ce12" office:value-type="string">
            <text:p>6</text:p>
          </table:table-cell>
          <table:table-cell table:formula="of:=[.$B$331]" office:value-type="float" office:value="0">
            <text:p>0</text:p>
          </table:table-cell>
          <table:table-cell table:style-name="ce30" table:formula="of:=SFLINEAR([.$A337]; [.$C$331]; [.$D$331])" office:value-type="float" office:value="0.84">
            <text:p>0,840</text:p>
          </table:table-cell>
          <table:table-cell/>
          <table:table-cell table:formula="of:=SFPOWER([.$A337]; [.$E$331]; [.$F$331]; [.$G$331])" office:value-type="float" office:value="0.0717738719310789">
            <text:p>0,07</text:p>
          </table:table-cell>
          <table:table-cell table:number-columns-repeated="2"/>
          <table:table-cell table:formula="of:=SFEXP([.$A337]; [.$H$331]; [.$I$331])" office:value-type="float" office:value="0">
            <text:p>0</text:p>
          </table:table-cell>
          <table:table-cell table:number-columns-repeated="2"/>
          <table:table-cell table:style-name="ce46" table:formula="of:=SFJOIN([.B337];[.C337];[.E337];[.H337];[.$L$331])" office:value-type="float" office:value="0.00911773871931079">
            <text:p>0,0091</text:p>
          </table:table-cell>
          <table:table-cell table:style-name="ce46" table:formula="of:=IF([.$K$331]=1; [.$K337]*60; [.$K337]/60)" office:value-type="float" office:value="0.547064323158647">
            <text:p>0,5471</text:p>
          </table:table-cell>
          <table:table-cell table:style-name="ce51" table:formula="of:=IF([.$K$331]=1; [.$K337]*60*60; [.$K337]/60/60)" office:value-type="float" office:value="32.8238593895188">
            <text:p>32,8239</text:p>
          </table:table-cell>
          <table:table-cell table:style-name="ce51" table:formula="of:=IF([.$K$331]=1; [.$K337]*60*60*24; [.$K337]/60/60/24)" office:value-type="float" office:value="787.772625348452">
            <text:p>787,7726</text:p>
          </table:table-cell>
          <table:table-cell table:formula="of:=[.K337]/[.K336]" office:value-type="float" office:value="1.20170908455845">
            <text:p>1,2</text:p>
          </table:table-cell>
          <table:table-cell table:number-columns-repeated="1009"/>
        </table:table-row>
        <table:table-row table:style-name="ro1">
          <table:table-cell table:style-name="ce12" office:value-type="string">
            <text:p>7</text:p>
          </table:table-cell>
          <table:table-cell table:formula="of:=[.$B$331]" office:value-type="float" office:value="0">
            <text:p>0</text:p>
          </table:table-cell>
          <table:table-cell table:style-name="ce30" table:formula="of:=SFLINEAR([.$A338]; [.$C$331]; [.$D$331])" office:value-type="float" office:value="0.98">
            <text:p>0,980</text:p>
          </table:table-cell>
          <table:table-cell/>
          <table:table-cell table:formula="of:=SFPOWER([.$A338]; [.$E$331]; [.$F$331]; [.$G$331])" office:value-type="float" office:value="0.0850369830827347">
            <text:p>0,09</text:p>
          </table:table-cell>
          <table:table-cell table:number-columns-repeated="2"/>
          <table:table-cell table:formula="of:=SFEXP([.$A338]; [.$H$331]; [.$I$331])" office:value-type="float" office:value="0">
            <text:p>0</text:p>
          </table:table-cell>
          <table:table-cell table:number-columns-repeated="2"/>
          <table:table-cell table:style-name="ce46" table:formula="of:=SFJOIN([.B338];[.C338];[.E338];[.H338];[.$L$331])" office:value-type="float" office:value="0.0106503698308273">
            <text:p>0,0107</text:p>
          </table:table-cell>
          <table:table-cell table:style-name="ce46" table:formula="of:=IF([.$K$331]=1; [.$K338]*60; [.$K338]/60)" office:value-type="float" office:value="0.639022189849641">
            <text:p>0,6390</text:p>
          </table:table-cell>
          <table:table-cell table:style-name="ce51" table:formula="of:=IF([.$K$331]=1; [.$K338]*60*60; [.$K338]/60/60)" office:value-type="float" office:value="38.3413313909785">
            <text:p>38,3413</text:p>
          </table:table-cell>
          <table:table-cell table:style-name="ce51" table:formula="of:=IF([.$K$331]=1; [.$K338]*60*60*24; [.$K338]/60/60/24)" office:value-type="float" office:value="920.191953383483">
            <text:p>920,1920</text:p>
          </table:table-cell>
          <table:table-cell table:formula="of:=[.K338]/[.K337]" office:value-type="float" office:value="1.16809333527737">
            <text:p>1,17</text:p>
          </table:table-cell>
          <table:table-cell table:number-columns-repeated="1009"/>
        </table:table-row>
        <table:table-row table:style-name="ro1">
          <table:table-cell table:style-name="ce12" office:value-type="string">
            <text:p>8</text:p>
          </table:table-cell>
          <table:table-cell table:formula="of:=[.$B$331]" office:value-type="float" office:value="0">
            <text:p>0</text:p>
          </table:table-cell>
          <table:table-cell table:style-name="ce30" table:formula="of:=SFLINEAR([.$A339]; [.$C$331]; [.$D$331])" office:value-type="float" office:value="1.12">
            <text:p>1,120</text:p>
          </table:table-cell>
          <table:table-cell/>
          <table:table-cell table:formula="of:=SFPOWER([.$A339]; [.$E$331]; [.$F$331]; [.$G$331])" office:value-type="float" office:value="0.0984915530675933">
            <text:p>0,1</text:p>
          </table:table-cell>
          <table:table-cell table:number-columns-repeated="2"/>
          <table:table-cell table:formula="of:=SFEXP([.$A339]; [.$H$331]; [.$I$331])" office:value-type="float" office:value="0">
            <text:p>0</text:p>
          </table:table-cell>
          <table:table-cell table:number-columns-repeated="2"/>
          <table:table-cell table:style-name="ce46" table:formula="of:=SFJOIN([.B339];[.C339];[.E339];[.H339];[.$L$331])" office:value-type="float" office:value="0.0121849155306759">
            <text:p>0,0122</text:p>
          </table:table-cell>
          <table:table-cell table:style-name="ce46" table:formula="of:=IF([.$K$331]=1; [.$K339]*60; [.$K339]/60)" office:value-type="float" office:value="0.731094931840556">
            <text:p>0,7311</text:p>
          </table:table-cell>
          <table:table-cell table:style-name="ce51" table:formula="of:=IF([.$K$331]=1; [.$K339]*60*60; [.$K339]/60/60)" office:value-type="float" office:value="43.8656959104334">
            <text:p>43,8657</text:p>
          </table:table-cell>
          <table:table-cell table:style-name="ce51" table:formula="of:=IF([.$K$331]=1; [.$K339]*60*60*24; [.$K339]/60/60/24)" office:value-type="float" office:value="1052.7767018504">
            <text:p>1052,7767</text:p>
          </table:table-cell>
          <table:table-cell table:formula="of:=[.K339]/[.K338]" office:value-type="float" office:value="1.14408379466851">
            <text:p>1,14</text:p>
          </table:table-cell>
          <table:table-cell table:number-columns-repeated="1009"/>
        </table:table-row>
        <table:table-row table:style-name="ro1">
          <table:table-cell table:style-name="ce12" office:value-type="string">
            <text:p>9</text:p>
          </table:table-cell>
          <table:table-cell table:formula="of:=[.$B$331]" office:value-type="float" office:value="0">
            <text:p>0</text:p>
          </table:table-cell>
          <table:table-cell table:style-name="ce30" table:formula="of:=SFLINEAR([.$A340]; [.$C$331]; [.$D$331])" office:value-type="float" office:value="1.26">
            <text:p>1,260</text:p>
          </table:table-cell>
          <table:table-cell/>
          <table:table-cell table:formula="of:=SFPOWER([.$A340]; [.$E$331]; [.$F$331]; [.$G$331])" office:value-type="float" office:value="0.112115784565397">
            <text:p>0,11</text:p>
          </table:table-cell>
          <table:table-cell table:number-columns-repeated="2"/>
          <table:table-cell table:formula="of:=SFEXP([.$A340]; [.$H$331]; [.$I$331])" office:value-type="float" office:value="0">
            <text:p>0</text:p>
          </table:table-cell>
          <table:table-cell table:number-columns-repeated="2"/>
          <table:table-cell table:style-name="ce46" table:formula="of:=SFJOIN([.B340];[.C340];[.E340];[.H340];[.$L$331])" office:value-type="float" office:value="0.013721157845654">
            <text:p>0,0137</text:p>
          </table:table-cell>
          <table:table-cell table:style-name="ce46" table:formula="of:=IF([.$K$331]=1; [.$K340]*60; [.$K340]/60)" office:value-type="float" office:value="0.823269470739238">
            <text:p>0,8233</text:p>
          </table:table-cell>
          <table:table-cell table:style-name="ce51" table:formula="of:=IF([.$K$331]=1; [.$K340]*60*60; [.$K340]/60/60)" office:value-type="float" office:value="49.3961682443543">
            <text:p>49,3962</text:p>
          </table:table-cell>
          <table:table-cell table:style-name="ce51" table:formula="of:=IF([.$K$331]=1; [.$K340]*60*60*24; [.$K340]/60/60/24)" office:value-type="float" office:value="1185.5080378645">
            <text:p>1185,5080</text:p>
          </table:table-cell>
          <table:table-cell table:formula="of:=[.K340]/[.K339]" office:value-type="float" office:value="1.12607738733276">
            <text:p>1,13</text:p>
          </table:table-cell>
          <table:table-cell table:number-columns-repeated="1009"/>
        </table:table-row>
        <table:table-row table:style-name="ro1">
          <table:table-cell table:style-name="ce12" office:value-type="string">
            <text:p>10</text:p>
          </table:table-cell>
          <table:table-cell table:formula="of:=[.$B$331]" office:value-type="float" office:value="0">
            <text:p>0</text:p>
          </table:table-cell>
          <table:table-cell table:style-name="ce30" table:formula="of:=SFLINEAR([.$A341]; [.$C$331]; [.$D$331])" office:value-type="float" office:value="1.4">
            <text:p>1,400</text:p>
          </table:table-cell>
          <table:table-cell/>
          <table:table-cell table:formula="of:=SFPOWER([.$A341]; [.$E$331]; [.$F$331]; [.$G$331])" office:value-type="float" office:value="0.125892541179417">
            <text:p>0,13</text:p>
          </table:table-cell>
          <table:table-cell table:number-columns-repeated="2"/>
          <table:table-cell table:formula="of:=SFEXP([.$A341]; [.$H$331]; [.$I$331])" office:value-type="float" office:value="0">
            <text:p>0</text:p>
          </table:table-cell>
          <table:table-cell table:number-columns-repeated="2"/>
          <table:table-cell table:style-name="ce46" table:formula="of:=SFJOIN([.B341];[.C341];[.E341];[.H341];[.$L$331])" office:value-type="float" office:value="0.0152589254117942">
            <text:p>0,0153</text:p>
          </table:table-cell>
          <table:table-cell table:style-name="ce46" table:formula="of:=IF([.$K$331]=1; [.$K341]*60; [.$K341]/60)" office:value-type="float" office:value="0.91553552470765">
            <text:p>0,9155</text:p>
          </table:table-cell>
          <table:table-cell table:style-name="ce51" table:formula="of:=IF([.$K$331]=1; [.$K341]*60*60; [.$K341]/60/60)" office:value-type="float" office:value="54.932131482459">
            <text:p>54,9321</text:p>
          </table:table-cell>
          <table:table-cell table:style-name="ce51" table:formula="of:=IF([.$K$331]=1; [.$K341]*60*60*24; [.$K341]/60/60/24)" office:value-type="float" office:value="1318.37115557902">
            <text:p>1318,3712</text:p>
          </table:table-cell>
          <table:table-cell table:formula="of:=[.K341]/[.K340]" office:value-type="float" office:value="1.11207272618231">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23]; [.B328];[.F328])" office:value-type="float" office:value="36">
            <text:p>36</text:p>
          </table:table-cell>
          <table:table-cell table:style-name="ce22" office:value-type="float" office:value="14">
            <text:p>14</text:p>
          </table:table-cell>
          <table:table-cell table:style-name="ce22" office:value-type="float" office:value="-1">
            <text:p>-1</text:p>
          </table:table-cell>
          <table:table-cell table:style-name="ce22" office:value-type="float" office:value="1">
            <text:p>1</text:p>
          </table:table-cell>
          <table:table-cell table:style-name="ce22" office:value-type="float" office:value="0">
            <text:p>0</text:p>
          </table:table-cell>
          <table:table-cell table:style-name="ce36" office:value-type="float" office:value="1">
            <text:p>1</text:p>
          </table:table-cell>
          <table:table-cell table:style-name="ce22" office:value-type="float" office:value="2">
            <text:p>2</text:p>
          </table:table-cell>
          <table:table-cell table:style-name="ce36" office:value-type="float" office:value="1">
            <text:p>1</text:p>
          </table:table-cell>
          <table:table-cell table:style-name="ce44" office:value-type="float" office:value="6">
            <text:p>6</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44]" office:value-type="float" office:value="36">
            <text:p>36</text:p>
          </table:table-cell>
          <table:table-cell table:style-name="ce30" table:formula="of:=SFLINEAR([.$A345]; [.$C$344]; [.$D$344])" office:value-type="float" office:value="0">
            <text:p>0,000</text:p>
          </table:table-cell>
          <table:table-cell/>
          <table:table-cell table:formula="of:=SFPOWER([.$A345]; [.$E$344]; [.$F$344]; [.$G$344])" office:value-type="float" office:value="1">
            <text:p>1</text:p>
          </table:table-cell>
          <table:table-cell table:number-columns-repeated="2"/>
          <table:table-cell table:formula="of:=SFEXP([.$A345]; [.$H$344]; [.$I$344])" office:value-type="float" office:value="4">
            <text:p>4</text:p>
          </table:table-cell>
          <table:table-cell table:number-columns-repeated="2"/>
          <table:table-cell table:style-name="ce46" table:formula="of:=SFJOIN([.B345];[.C345];[.E345];[.H345];[.$L$344])" office:value-type="float" office:value="41">
            <text:p>41,0000</text:p>
          </table:table-cell>
          <table:table-cell table:style-name="ce46" table:formula="of:=IF([.$K$344]=1; [.$K345]*60; [.$K345]/60)" office:value-type="float" office:value="0.683333333333333">
            <text:p>0,6833</text:p>
          </table:table-cell>
          <table:table-cell table:style-name="ce51" table:formula="of:=IF([.$K$344]=1; [.$K345]*60*60; [.$K345]/60/60)" office:value-type="float" office:value="0.0113888888888889">
            <text:p>0,0114</text:p>
          </table:table-cell>
          <table:table-cell table:style-name="ce51" table:formula="of:=IF([.$K$344]=1; [.$K345]*60*60*24; [.$K345]/60/60/24)" office:value-type="float" office:value="0.000474537037037037">
            <text:p>0,0005</text:p>
          </table:table-cell>
          <table:table-cell table:number-columns-repeated="1010"/>
        </table:table-row>
        <table:table-row table:style-name="ro1">
          <table:table-cell table:style-name="ce12" office:value-type="string">
            <text:p>2</text:p>
          </table:table-cell>
          <table:table-cell table:formula="of:=[.$B$344]" office:value-type="float" office:value="36">
            <text:p>36</text:p>
          </table:table-cell>
          <table:table-cell table:style-name="ce30" table:formula="of:=SFLINEAR([.$A346]; [.$C$344]; [.$D$344])" office:value-type="float" office:value="14">
            <text:p>14,000</text:p>
          </table:table-cell>
          <table:table-cell/>
          <table:table-cell table:formula="of:=SFPOWER([.$A346]; [.$E$344]; [.$F$344]; [.$G$344])" office:value-type="float" office:value="2">
            <text:p>2</text:p>
          </table:table-cell>
          <table:table-cell table:number-columns-repeated="2"/>
          <table:table-cell table:formula="of:=SFEXP([.$A346]; [.$H$344]; [.$I$344])" office:value-type="float" office:value="8">
            <text:p>8</text:p>
          </table:table-cell>
          <table:table-cell table:number-columns-repeated="2"/>
          <table:table-cell table:style-name="ce46" table:formula="of:=SFJOIN([.B346];[.C346];[.E346];[.H346];[.$L$344])" office:value-type="float" office:value="60">
            <text:p>60,0000</text:p>
          </table:table-cell>
          <table:table-cell table:style-name="ce46" table:formula="of:=IF([.$K$344]=1; [.$K346]*60; [.$K346]/60)" office:value-type="float" office:value="1">
            <text:p>1,0000</text:p>
          </table:table-cell>
          <table:table-cell table:style-name="ce51" table:formula="of:=IF([.$K$344]=1; [.$K346]*60*60; [.$K346]/60/60)" office:value-type="float" office:value="0.0166666666666667">
            <text:p>0,0167</text:p>
          </table:table-cell>
          <table:table-cell table:style-name="ce51" table:formula="of:=IF([.$K$344]=1; [.$K346]*60*60*24; [.$K346]/60/60/24)" office:value-type="float" office:value="0.000694444444444444">
            <text:p>0,0007</text:p>
          </table:table-cell>
          <table:table-cell table:formula="of:=[.K346]/[.K345]" office:value-type="float" office:value="1.46341463414634">
            <text:p>1,46</text:p>
          </table:table-cell>
          <table:table-cell table:number-columns-repeated="1009"/>
        </table:table-row>
        <table:table-row table:style-name="ro1">
          <table:table-cell table:style-name="ce12" office:value-type="string">
            <text:p>3</text:p>
          </table:table-cell>
          <table:table-cell table:formula="of:=[.$B$344]" office:value-type="float" office:value="36">
            <text:p>36</text:p>
          </table:table-cell>
          <table:table-cell table:style-name="ce30" table:formula="of:=SFLINEAR([.$A347]; [.$C$344]; [.$D$344])" office:value-type="float" office:value="28">
            <text:p>28,000</text:p>
          </table:table-cell>
          <table:table-cell/>
          <table:table-cell table:formula="of:=SFPOWER([.$A347]; [.$E$344]; [.$F$344]; [.$G$344])" office:value-type="float" office:value="3">
            <text:p>3</text:p>
          </table:table-cell>
          <table:table-cell table:number-columns-repeated="2"/>
          <table:table-cell table:formula="of:=SFEXP([.$A347]; [.$H$344]; [.$I$344])" office:value-type="float" office:value="16">
            <text:p>16</text:p>
          </table:table-cell>
          <table:table-cell table:number-columns-repeated="2"/>
          <table:table-cell table:style-name="ce46" table:formula="of:=SFJOIN([.B347];[.C347];[.E347];[.H347];[.$L$344])" office:value-type="float" office:value="83">
            <text:p>83,0000</text:p>
          </table:table-cell>
          <table:table-cell table:style-name="ce46" table:formula="of:=IF([.$K$344]=1; [.$K347]*60; [.$K347]/60)" office:value-type="float" office:value="1.38333333333333">
            <text:p>1,3833</text:p>
          </table:table-cell>
          <table:table-cell table:style-name="ce51" table:formula="of:=IF([.$K$344]=1; [.$K347]*60*60; [.$K347]/60/60)" office:value-type="float" office:value="0.0230555555555556">
            <text:p>0,0231</text:p>
          </table:table-cell>
          <table:table-cell table:style-name="ce51" table:formula="of:=IF([.$K$344]=1; [.$K347]*60*60*24; [.$K347]/60/60/24)" office:value-type="float" office:value="0.000960648148148148">
            <text:p>0,0010</text:p>
          </table:table-cell>
          <table:table-cell table:formula="of:=[.K347]/[.K346]" office:value-type="float" office:value="1.38333333333333">
            <text:p>1,38</text:p>
          </table:table-cell>
          <table:table-cell table:number-columns-repeated="1009"/>
        </table:table-row>
        <table:table-row table:style-name="ro1">
          <table:table-cell table:style-name="ce12" office:value-type="string">
            <text:p>4</text:p>
          </table:table-cell>
          <table:table-cell table:formula="of:=[.$B$344]" office:value-type="float" office:value="36">
            <text:p>36</text:p>
          </table:table-cell>
          <table:table-cell table:style-name="ce30" table:formula="of:=SFLINEAR([.$A348]; [.$C$344]; [.$D$344])" office:value-type="float" office:value="42">
            <text:p>42,000</text:p>
          </table:table-cell>
          <table:table-cell/>
          <table:table-cell table:formula="of:=SFPOWER([.$A348]; [.$E$344]; [.$F$344]; [.$G$344])" office:value-type="float" office:value="4">
            <text:p>4</text:p>
          </table:table-cell>
          <table:table-cell table:number-columns-repeated="2"/>
          <table:table-cell table:formula="of:=SFEXP([.$A348]; [.$H$344]; [.$I$344])" office:value-type="float" office:value="32">
            <text:p>32</text:p>
          </table:table-cell>
          <table:table-cell table:number-columns-repeated="2"/>
          <table:table-cell table:style-name="ce46" table:formula="of:=SFJOIN([.B348];[.C348];[.E348];[.H348];[.$L$344])" office:value-type="float" office:value="114">
            <text:p>114,0000</text:p>
          </table:table-cell>
          <table:table-cell table:style-name="ce46" table:formula="of:=IF([.$K$344]=1; [.$K348]*60; [.$K348]/60)" office:value-type="float" office:value="1.9">
            <text:p>1,9000</text:p>
          </table:table-cell>
          <table:table-cell table:style-name="ce51" table:formula="of:=IF([.$K$344]=1; [.$K348]*60*60; [.$K348]/60/60)" office:value-type="float" office:value="0.0316666666666667">
            <text:p>0,0317</text:p>
          </table:table-cell>
          <table:table-cell table:style-name="ce51" table:formula="of:=IF([.$K$344]=1; [.$K348]*60*60*24; [.$K348]/60/60/24)" office:value-type="float" office:value="0.00131944444444444">
            <text:p>0,0013</text:p>
          </table:table-cell>
          <table:table-cell table:formula="of:=[.K348]/[.K347]" office:value-type="float" office:value="1.37349397590361">
            <text:p>1,37</text:p>
          </table:table-cell>
          <table:table-cell table:number-columns-repeated="1009"/>
        </table:table-row>
        <table:table-row table:style-name="ro1">
          <table:table-cell table:style-name="ce12" office:value-type="string">
            <text:p>5</text:p>
          </table:table-cell>
          <table:table-cell table:formula="of:=[.$B$344]" office:value-type="float" office:value="36">
            <text:p>36</text:p>
          </table:table-cell>
          <table:table-cell table:style-name="ce30" table:formula="of:=SFLINEAR([.$A349]; [.$C$344]; [.$D$344])" office:value-type="float" office:value="56">
            <text:p>56,000</text:p>
          </table:table-cell>
          <table:table-cell/>
          <table:table-cell table:formula="of:=SFPOWER([.$A349]; [.$E$344]; [.$F$344]; [.$G$344])" office:value-type="float" office:value="5">
            <text:p>5</text:p>
          </table:table-cell>
          <table:table-cell table:number-columns-repeated="2"/>
          <table:table-cell table:formula="of:=SFEXP([.$A349]; [.$H$344]; [.$I$344])" office:value-type="float" office:value="64">
            <text:p>64</text:p>
          </table:table-cell>
          <table:table-cell table:number-columns-repeated="2"/>
          <table:table-cell table:style-name="ce46" table:formula="of:=SFJOIN([.B349];[.C349];[.E349];[.H349];[.$L$344])" office:value-type="float" office:value="161">
            <text:p>161,0000</text:p>
          </table:table-cell>
          <table:table-cell table:style-name="ce46" table:formula="of:=IF([.$K$344]=1; [.$K349]*60; [.$K349]/60)" office:value-type="float" office:value="2.68333333333333">
            <text:p>2,6833</text:p>
          </table:table-cell>
          <table:table-cell table:style-name="ce51" table:formula="of:=IF([.$K$344]=1; [.$K349]*60*60; [.$K349]/60/60)" office:value-type="float" office:value="0.0447222222222222">
            <text:p>0,0447</text:p>
          </table:table-cell>
          <table:table-cell table:style-name="ce51" table:formula="of:=IF([.$K$344]=1; [.$K349]*60*60*24; [.$K349]/60/60/24)" office:value-type="float" office:value="0.00186342592592593">
            <text:p>0,0019</text:p>
          </table:table-cell>
          <table:table-cell table:formula="of:=[.K349]/[.K348]" office:value-type="float" office:value="1.41228070175439">
            <text:p>1,41</text:p>
          </table:table-cell>
          <table:table-cell table:number-columns-repeated="1009"/>
        </table:table-row>
        <table:table-row table:style-name="ro1">
          <table:table-cell table:style-name="ce12" office:value-type="string">
            <text:p>6</text:p>
          </table:table-cell>
          <table:table-cell table:formula="of:=[.$B$344]" office:value-type="float" office:value="36">
            <text:p>36</text:p>
          </table:table-cell>
          <table:table-cell table:style-name="ce30" table:formula="of:=SFLINEAR([.$A350]; [.$C$344]; [.$D$344])" office:value-type="float" office:value="70">
            <text:p>70,000</text:p>
          </table:table-cell>
          <table:table-cell/>
          <table:table-cell table:formula="of:=SFPOWER([.$A350]; [.$E$344]; [.$F$344]; [.$G$344])" office:value-type="float" office:value="6">
            <text:p>6</text:p>
          </table:table-cell>
          <table:table-cell table:number-columns-repeated="2"/>
          <table:table-cell table:formula="of:=SFEXP([.$A350]; [.$H$344]; [.$I$344])" office:value-type="float" office:value="128">
            <text:p>128</text:p>
          </table:table-cell>
          <table:table-cell table:number-columns-repeated="2"/>
          <table:table-cell table:style-name="ce46" table:formula="of:=SFJOIN([.B350];[.C350];[.E350];[.H350];[.$L$344])" office:value-type="float" office:value="240">
            <text:p>240,0000</text:p>
          </table:table-cell>
          <table:table-cell table:style-name="ce46" table:formula="of:=IF([.$K$344]=1; [.$K350]*60; [.$K350]/60)" office:value-type="float" office:value="4">
            <text:p>4,0000</text:p>
          </table:table-cell>
          <table:table-cell table:style-name="ce51" table:formula="of:=IF([.$K$344]=1; [.$K350]*60*60; [.$K350]/60/60)" office:value-type="float" office:value="0.0666666666666667">
            <text:p>0,0667</text:p>
          </table:table-cell>
          <table:table-cell table:style-name="ce51" table:formula="of:=IF([.$K$344]=1; [.$K350]*60*60*24; [.$K350]/60/60/24)" office:value-type="float" office:value="0.00277777777777778">
            <text:p>0,0028</text:p>
          </table:table-cell>
          <table:table-cell table:formula="of:=[.K350]/[.K349]" office:value-type="float" office:value="1.49068322981366">
            <text:p>1,49</text:p>
          </table:table-cell>
          <table:table-cell table:number-columns-repeated="1009"/>
        </table:table-row>
        <table:table-row table:style-name="ro1">
          <table:table-cell table:style-name="ce12" office:value-type="string">
            <text:p>7</text:p>
          </table:table-cell>
          <table:table-cell table:formula="of:=[.$B$344]" office:value-type="float" office:value="36">
            <text:p>36</text:p>
          </table:table-cell>
          <table:table-cell table:style-name="ce30" table:formula="of:=SFLINEAR([.$A351]; [.$C$344]; [.$D$344])" office:value-type="float" office:value="84">
            <text:p>84,000</text:p>
          </table:table-cell>
          <table:table-cell/>
          <table:table-cell table:formula="of:=SFPOWER([.$A351]; [.$E$344]; [.$F$344]; [.$G$344])" office:value-type="float" office:value="7">
            <text:p>7</text:p>
          </table:table-cell>
          <table:table-cell table:number-columns-repeated="2"/>
          <table:table-cell table:formula="of:=SFEXP([.$A351]; [.$H$344]; [.$I$344])" office:value-type="float" office:value="256">
            <text:p>256</text:p>
          </table:table-cell>
          <table:table-cell table:number-columns-repeated="2"/>
          <table:table-cell table:style-name="ce46" table:formula="of:=SFJOIN([.B351];[.C351];[.E351];[.H351];[.$L$344])" office:value-type="float" office:value="383">
            <text:p>383,0000</text:p>
          </table:table-cell>
          <table:table-cell table:style-name="ce46" table:formula="of:=IF([.$K$344]=1; [.$K351]*60; [.$K351]/60)" office:value-type="float" office:value="6.38333333333333">
            <text:p>6,3833</text:p>
          </table:table-cell>
          <table:table-cell table:style-name="ce51" table:formula="of:=IF([.$K$344]=1; [.$K351]*60*60; [.$K351]/60/60)" office:value-type="float" office:value="0.106388888888889">
            <text:p>0,1064</text:p>
          </table:table-cell>
          <table:table-cell table:style-name="ce51" table:formula="of:=IF([.$K$344]=1; [.$K351]*60*60*24; [.$K351]/60/60/24)" office:value-type="float" office:value="0.00443287037037037">
            <text:p>0,0044</text:p>
          </table:table-cell>
          <table:table-cell table:formula="of:=[.K351]/[.K350]" office:value-type="float" office:value="1.59583333333333">
            <text:p>1,6</text:p>
          </table:table-cell>
          <table:table-cell table:number-columns-repeated="1009"/>
        </table:table-row>
        <table:table-row table:style-name="ro1">
          <table:table-cell table:style-name="ce12" office:value-type="string">
            <text:p>8</text:p>
          </table:table-cell>
          <table:table-cell table:formula="of:=[.$B$344]" office:value-type="float" office:value="36">
            <text:p>36</text:p>
          </table:table-cell>
          <table:table-cell table:style-name="ce30" table:formula="of:=SFLINEAR([.$A352]; [.$C$344]; [.$D$344])" office:value-type="float" office:value="98">
            <text:p>98,000</text:p>
          </table:table-cell>
          <table:table-cell/>
          <table:table-cell table:formula="of:=SFPOWER([.$A352]; [.$E$344]; [.$F$344]; [.$G$344])" office:value-type="float" office:value="8">
            <text:p>8</text:p>
          </table:table-cell>
          <table:table-cell table:number-columns-repeated="2"/>
          <table:table-cell table:formula="of:=SFEXP([.$A352]; [.$H$344]; [.$I$344])" office:value-type="float" office:value="512">
            <text:p>512</text:p>
          </table:table-cell>
          <table:table-cell table:number-columns-repeated="2"/>
          <table:table-cell table:style-name="ce46" table:formula="of:=SFJOIN([.B352];[.C352];[.E352];[.H352];[.$L$344])" office:value-type="float" office:value="654">
            <text:p>654,0000</text:p>
          </table:table-cell>
          <table:table-cell table:style-name="ce46" table:formula="of:=IF([.$K$344]=1; [.$K352]*60; [.$K352]/60)" office:value-type="float" office:value="10.9">
            <text:p>10,9000</text:p>
          </table:table-cell>
          <table:table-cell table:style-name="ce51" table:formula="of:=IF([.$K$344]=1; [.$K352]*60*60; [.$K352]/60/60)" office:value-type="float" office:value="0.181666666666667">
            <text:p>0,1817</text:p>
          </table:table-cell>
          <table:table-cell table:style-name="ce51" table:formula="of:=IF([.$K$344]=1; [.$K352]*60*60*24; [.$K352]/60/60/24)" office:value-type="float" office:value="0.00756944444444444">
            <text:p>0,0076</text:p>
          </table:table-cell>
          <table:table-cell table:formula="of:=[.K352]/[.K351]" office:value-type="float" office:value="1.70757180156658">
            <text:p>1,71</text:p>
          </table:table-cell>
          <table:table-cell table:number-columns-repeated="1009"/>
        </table:table-row>
        <table:table-row table:style-name="ro1">
          <table:table-cell table:style-name="ce12" office:value-type="string">
            <text:p>9</text:p>
          </table:table-cell>
          <table:table-cell table:formula="of:=[.$B$344]" office:value-type="float" office:value="36">
            <text:p>36</text:p>
          </table:table-cell>
          <table:table-cell table:style-name="ce30" table:formula="of:=SFLINEAR([.$A353]; [.$C$344]; [.$D$344])" office:value-type="float" office:value="112">
            <text:p>112,000</text:p>
          </table:table-cell>
          <table:table-cell/>
          <table:table-cell table:formula="of:=SFPOWER([.$A353]; [.$E$344]; [.$F$344]; [.$G$344])" office:value-type="float" office:value="9">
            <text:p>9</text:p>
          </table:table-cell>
          <table:table-cell table:number-columns-repeated="2"/>
          <table:table-cell table:formula="of:=SFEXP([.$A353]; [.$H$344]; [.$I$344])" office:value-type="float" office:value="1024">
            <text:p>1024</text:p>
          </table:table-cell>
          <table:table-cell table:number-columns-repeated="2"/>
          <table:table-cell table:style-name="ce46" table:formula="of:=SFJOIN([.B353];[.C353];[.E353];[.H353];[.$L$344])" office:value-type="float" office:value="1181">
            <text:p>1181,0000</text:p>
          </table:table-cell>
          <table:table-cell table:style-name="ce46" table:formula="of:=IF([.$K$344]=1; [.$K353]*60; [.$K353]/60)" office:value-type="float" office:value="19.6833333333333">
            <text:p>19,6833</text:p>
          </table:table-cell>
          <table:table-cell table:style-name="ce51" table:formula="of:=IF([.$K$344]=1; [.$K353]*60*60; [.$K353]/60/60)" office:value-type="float" office:value="0.328055555555556">
            <text:p>0,3281</text:p>
          </table:table-cell>
          <table:table-cell table:style-name="ce51" table:formula="of:=IF([.$K$344]=1; [.$K353]*60*60*24; [.$K353]/60/60/24)" office:value-type="float" office:value="0.0136689814814815">
            <text:p>0,0137</text:p>
          </table:table-cell>
          <table:table-cell table:formula="of:=[.K353]/[.K352]" office:value-type="float" office:value="1.80581039755352">
            <text:p>1,81</text:p>
          </table:table-cell>
          <table:table-cell table:number-columns-repeated="1009"/>
        </table:table-row>
        <table:table-row table:style-name="ro1">
          <table:table-cell table:style-name="ce12" office:value-type="string">
            <text:p>10</text:p>
          </table:table-cell>
          <table:table-cell table:formula="of:=[.$B$344]" office:value-type="float" office:value="36">
            <text:p>36</text:p>
          </table:table-cell>
          <table:table-cell table:style-name="ce30" table:formula="of:=SFLINEAR([.$A354]; [.$C$344]; [.$D$344])" office:value-type="float" office:value="126">
            <text:p>126,000</text:p>
          </table:table-cell>
          <table:table-cell/>
          <table:table-cell table:formula="of:=SFPOWER([.$A354]; [.$E$344]; [.$F$344]; [.$G$344])" office:value-type="float" office:value="10">
            <text:p>10</text:p>
          </table:table-cell>
          <table:table-cell table:number-columns-repeated="2"/>
          <table:table-cell table:formula="of:=SFEXP([.$A354]; [.$H$344]; [.$I$344])" office:value-type="float" office:value="2048">
            <text:p>2048</text:p>
          </table:table-cell>
          <table:table-cell table:number-columns-repeated="2"/>
          <table:table-cell table:style-name="ce46" table:formula="of:=SFJOIN([.B354];[.C354];[.E354];[.H354];[.$L$344])" office:value-type="float" office:value="2220">
            <text:p>2220,0000</text:p>
          </table:table-cell>
          <table:table-cell table:style-name="ce46" table:formula="of:=IF([.$K$344]=1; [.$K354]*60; [.$K354]/60)" office:value-type="float" office:value="37">
            <text:p>37,0000</text:p>
          </table:table-cell>
          <table:table-cell table:style-name="ce51" table:formula="of:=IF([.$K$344]=1; [.$K354]*60*60; [.$K354]/60/60)" office:value-type="float" office:value="0.616666666666667">
            <text:p>0,6167</text:p>
          </table:table-cell>
          <table:table-cell table:style-name="ce51" table:formula="of:=IF([.$K$344]=1; [.$K354]*60*60*24; [.$K354]/60/60/24)" office:value-type="float" office:value="0.0256944444444444">
            <text:p>0,0257</text:p>
          </table:table-cell>
          <table:table-cell table:formula="of:=[.K354]/[.K353]"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13" table:default-cell-style-name="ce70"/>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7"/>
        <table:table-column table:style-name="co36" table:default-cell-style-name="ce87"/>
        <table:table-column table:style-name="co37" table:default-cell-style-name="ce87"/>
        <table:table-column table:style-name="co28"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42cm" draw:caption-point-x="-0.61cm" draw:caption-point-y="1.525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066cm" svg:y="22.498cm" draw:caption-point-x="-0.61cm" draw:caption-point-y="1.514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81cm" svg:y="22.498cm" draw:caption-point-x="-0.61cm" draw:caption-point-y="1.514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2]*VLOOKUP([.$B52];[.$A$2:.$N27];11;0)+[.E52]*[.H52]*VLOOKUP([.$B52];[.$A$2:.$N27];12;0))*(1 + ([.D52]-[Variables.$B$6])*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5cm" draw:caption-point-x="-0.61cm" draw:caption-point-y="1.527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3]*VLOOKUP([.$B53];[.$A$2:.$N28];11;0)+[.E53]*[.H53]*VLOOKUP([.$B53];[.$A$2:.$N28];12;0))*(1 + ([.D53]-[Variables.$B$6])*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4cm" draw:caption-point-x="-0.61cm" draw:caption-point-y="1.527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4]*VLOOKUP([.$B54];[.$A$2:.$N29];11;0)+[.E54]*[.H54]*VLOOKUP([.$B54];[.$A$2:.$N29];12;0))*(1 + ([.D54]-[Variables.$B$6])*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70" table:formula="of:=([.C55]*VLOOKUP([.$B55];[.$A$2:.$N30];11;0)+[.E55]*[.H55]*VLOOKUP([.$B55];[.$A$2:.$N30];12;0))*(1 + ([.D55]-[Variables.$B$6])*VLOOKUP([.$B55];[.$A$2:.$O30];13;0)/100)" office:value-type="float" office:value="0">
            <text:p>0</text:p>
          </table:table-cell>
          <table:table-cell table:style-name="ce70"/>
          <table:table-cell table:style-name="ce70"/>
          <table:table-cell table:style-name="ce70"/>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6]*VLOOKUP([.$B56];[.$A$2:.$N31];11;0)+[.E56]*[.H56]*VLOOKUP([.$B56];[.$A$2:.$N31];12;0))*(1 + ([.D56]-[Variables.$B$6])*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7]*VLOOKUP([.$B57];[.$A$2:.$N32];11;0)+[.E57]*[.H57]*VLOOKUP([.$B57];[.$A$2:.$N32];12;0))*(1 + ([.D57]-[Variables.$B$6])*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formula="of:=[.C58]*[Variables.$B$5]" office:value-type="float" office:value="800">
            <text:p>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70" table:formula="of:=([.C58]*VLOOKUP([.$B58];[.$A$2:.$N33];11;0)+[.E58]*[.H58]*VLOOKUP([.$B58];[.$A$2:.$N33];12;0))*(1 + ([.D58]-[Variables.$B$6])*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1];1)+CEILING([.S58]/[Variables.$B$12];1)+CEILING([.T58]/[Variables.$B$13];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70" table:formula="of:=([.C59]*VLOOKUP([.$B59];[.$A$2:.$N34];11;0)+[.E59]*[.H59]*VLOOKUP([.$B59];[.$A$2:.$N34];12;0))*(1 + ([.D59]-[Variables.$B$6])*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0]*VLOOKUP([.$B60];[.$A$2:.$N35];11;0)+[.E60]*[.H60]*VLOOKUP([.$B60];[.$A$2:.$N35];12;0))*(1 + ([.D60]-[Variables.$B$6])*VLOOKUP([.$B60];[.$A$2:.$O35];13;0)/100)" office:value-type="float" office:value="1147.5">
            <text:p>1147,5</text:p>
          </table:table-cell>
          <table:table-cell table:style-name="ce70" table:formula="of:=VLOOKUP([.$B60];[.$A$2:.$H50];2;0)*[.$Q60]" office:value-type="float" office:value="2868.75">
            <text:p>2868,75</text:p>
          </table:table-cell>
          <table:table-cell table:style-name="ce70" table:formula="of:=VLOOKUP([.$B60];[.$A$2:.$H50];4;0)*[.$Q60]" office:value-type="float" office:value="4016.25">
            <text:p>4016,25</text:p>
          </table:table-cell>
          <table:table-cell table:style-name="ce70" table:formula="of:=VLOOKUP([.$B60];[.$A$2:.$H50];6;0)*[.$Q60]" office:value-type="float" office:value="200.8125">
            <text:p>200,81</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1]*VLOOKUP([.$B61];[.$A$2:.$N36];11;0)+[.E61]*[.H61]*VLOOKUP([.$B61];[.$A$2:.$N36];12;0))*(1 + ([.D61]-[Variables.$B$6])*VLOOKUP([.$B61];[.$A$2:.$O36];13;0)/100)" office:value-type="float" office:value="1507.58">
            <text:p>1507,58</text:p>
          </table:table-cell>
          <table:table-cell table:style-name="ce70" table:formula="of:=VLOOKUP([.$B61];[.$A$2:.$H51];2;0)*[.$Q61]" office:value-type="float" office:value="4145.845">
            <text:p>4145,85</text:p>
          </table:table-cell>
          <table:table-cell table:style-name="ce70" table:formula="of:=VLOOKUP([.$B61];[.$A$2:.$H51];4;0)*[.$Q61]" office:value-type="float" office:value="5427.288">
            <text:p>5427,29</text:p>
          </table:table-cell>
          <table:table-cell table:style-name="ce70" table:formula="of:=VLOOKUP([.$B61];[.$A$2:.$H51];6;0)*[.$Q61]" office:value-type="float" office:value="339.2055">
            <text:p>339,21</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83cm" draw:caption-point-x="-0.61cm" draw:caption-point-y="1.526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70" table:formula="of:=([.C62]*VLOOKUP([.$B62];[.$A$2:.$N37];11;0)+[.E62]*[.H62]*VLOOKUP([.$B62];[.$A$2:.$N37];12;0))*(1 + ([.D62]-[Variables.$B$6])*VLOOKUP([.$B62];[.$A$2:.$O37];13;0)/100)" office:value-type="float" office:value="6172.56">
            <text:p>6172,56</text:p>
          </table:table-cell>
          <table:table-cell table:style-name="ce70" table:formula="of:=VLOOKUP([.$B62];[.$A$2:.$H52];2;0)*[.$Q62]" office:value-type="float" office:value="13579.632">
            <text:p>13579,63</text:p>
          </table:table-cell>
          <table:table-cell table:style-name="ce70" table:formula="of:=VLOOKUP([.$B62];[.$A$2:.$H52];4;0)*[.$Q62]" office:value-type="float" office:value="19134.936">
            <text:p>19134,94</text:p>
          </table:table-cell>
          <table:table-cell table:style-name="ce70" table:formula="of:=VLOOKUP([.$B62];[.$A$2:.$H52];6;0)*[.$Q62]" office:value-type="float" office:value="1234.512">
            <text:p>1234,51</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70" table:formula="of:=([.C63]*VLOOKUP([.$B63];[.$A$2:.$N38];11;0)+[.E63]*[.H63]*VLOOKUP([.$B63];[.$A$2:.$N38];12;0))*(1 + ([.D63]-[Variables.$B$6])*VLOOKUP([.$B63];[.$A$2:.$O38];13;0)/100)" office:value-type="float" office:value="4768.56">
            <text:p>4768,5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70" table:formula="of:=([.C64]*VLOOKUP([.$B64];[.$A$2:.$N39];11;0)+[.E64]*[.H64]*VLOOKUP([.$B64];[.$A$2:.$N39];12;0))*(1 + ([.D64]-[Variables.$B$6])*VLOOKUP([.$B64];[.$A$2:.$O39];13;0)/100)" office:value-type="float" office:value="4712.4">
            <text:p>4712,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70" table:formula="of:=([.C65]*VLOOKUP([.$B65];[.$A$2:.$N40];11;0)+[.E65]*[.H65]*VLOOKUP([.$B65];[.$A$2:.$N40];12;0))*(1 + ([.D65]-[Variables.$B$6])*VLOOKUP([.$B65];[.$A$2:.$O40];13;0)/100)" office:value-type="float" office:value="4431.6">
            <text:p>4431,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403cm" draw:caption-point-x="-0.61cm" draw:caption-point-y="1.526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403cm" draw:caption-point-x="-0.61cm" draw:caption-point-y="1.526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6]*VLOOKUP([.$B66];[.$A$2:.$N41];11;0)+[.E66]*[.H66]*VLOOKUP([.$B66];[.$A$2:.$N41];12;0))*(1 + ([.D66]-[Variables.$B$6])*VLOOKUP([.$B66];[.$A$2:.$O41];13;0)/100)" office:value-type="float" office:value="2233.6">
            <text:p>2233,6</text:p>
          </table:table-cell>
          <table:table-cell table:style-name="ce70" table:formula="of:=VLOOKUP([.$B66];[.$A$2:.$H53];2;0)*[.$Q66]" office:value-type="float" office:value="6142.4">
            <text:p>6142,4</text:p>
          </table:table-cell>
          <table:table-cell table:style-name="ce70" table:formula="of:=VLOOKUP([.$B66];[.$A$2:.$H53];4;0)*[.$Q66]" office:value-type="float" office:value="8040.96">
            <text:p>8040,96</text:p>
          </table:table-cell>
          <table:table-cell table:style-name="ce70" table:formula="of:=VLOOKUP([.$B66];[.$A$2:.$H53];6;0)*[.$Q66]" office:value-type="float" office:value="502.56">
            <text:p>502,56</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8cm" draw:caption-point-x="-0.61cm" draw:caption-point-y="1.526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8cm" draw:caption-point-x="-0.61cm" draw:caption-point-y="1.526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7]*VLOOKUP([.$B67];[.$A$2:.$N42];11;0)+[.E67]*[.H67]*VLOOKUP([.$B67];[.$A$2:.$N42];12;0))*(1 + ([.D67]-[Variables.$B$6])*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13cm" draw:caption-point-x="-0.61cm" draw:caption-point-y="1.526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68]*VLOOKUP([.$B68];[.$A$2:.$N43];11;0)+[.E68]*[.H68]*VLOOKUP([.$B68];[.$A$2:.$N43];12;0))*(1 + ([.D68]-[Variables.$B$6])*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69]*VLOOKUP([.$B69];[.$A$2:.$N44];11;0)+[.E69]*[.H69]*VLOOKUP([.$B69];[.$A$2:.$N44];12;0))*(1 + ([.D69]-[Variables.$B$6])*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60">
            <text:p>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0]*VLOOKUP([.$B70];[.$A$2:.$N45];11;0)+[.E70]*[.H70]*VLOOKUP([.$B70];[.$A$2:.$N45];12;0))*(1 + ([.D70]-[Variables.$B$6])*VLOOKUP([.$B70];[.$A$2:.$O45];13;0)/100)" office:value-type="float" office:value="338.52">
            <text:p>338,52</text:p>
          </table:table-cell>
          <table:table-cell table:style-name="ce70" table:formula="of:=VLOOKUP([.$B70];[.$A$2:.$H58];2;0)*[.$Q70]" office:value-type="float" office:value="507.78">
            <text:p>507,78</text:p>
          </table:table-cell>
          <table:table-cell table:style-name="ce70" table:formula="of:=VLOOKUP([.$B70];[.$A$2:.$H58];4;0)*[.$Q70]" office:value-type="float" office:value="1015.56">
            <text:p>1015,56</text:p>
          </table:table-cell>
          <table:table-cell table:style-name="ce70"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office:value-type="float" office:value="125">
            <text:p>125</text:p>
          </table:table-cell>
          <table:table-cell table:style-name="ce75" office:value-type="float" office:value="2">
            <text:p>2</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1]*VLOOKUP([.$B71];[.$A$2:.$N46];11;0)+[.E71]*[.H71]*VLOOKUP([.$B71];[.$A$2:.$N46];12;0))*(1 + ([.D71]-[Variables.$B$6])*VLOOKUP([.$B71];[.$A$2:.$O46];13;0)/100)" office:value-type="float" office:value="543.125">
            <text:p>543,13</text:p>
          </table:table-cell>
          <table:table-cell table:style-name="ce70" table:formula="of:=VLOOKUP([.$B71];[.$A$2:.$H60];2;0)*[.$Q71]" office:value-type="float" office:value="814.6875">
            <text:p>814,69</text:p>
          </table:table-cell>
          <table:table-cell table:style-name="ce70" table:formula="of:=VLOOKUP([.$B71];[.$A$2:.$H60];4;0)*[.$Q71]" office:value-type="float" office:value="1629.375">
            <text:p>1629,38</text:p>
          </table:table-cell>
          <table:table-cell table:style-name="ce70"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3.135cm" draw:caption-point-x="-0.61cm" draw:caption-point-y="1.525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224">
            <text:p>22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2]*VLOOKUP([.$B72];[.$A$2:.$N47];11;0)+[.E72]*[.H72]*VLOOKUP([.$B72];[.$A$2:.$N47];12;0))*(1 + ([.D72]-[Variables.$B$6])*VLOOKUP([.$B72];[.$A$2:.$O47];13;0)/100)" office:value-type="float" office:value="5997.9565">
            <text:p>5997,96</text:p>
          </table:table-cell>
          <table:table-cell table:style-name="ce70" table:formula="of:=VLOOKUP([.$B72];[.$A$2:.$H61];2;0)*[.$Q72]" office:value-type="float" office:value="13195.5043">
            <text:p>13195,5</text:p>
          </table:table-cell>
          <table:table-cell table:style-name="ce70" table:formula="of:=VLOOKUP([.$B72];[.$A$2:.$H61];4;0)*[.$Q72]" office:value-type="float" office:value="18593.66515">
            <text:p>18593,67</text:p>
          </table:table-cell>
          <table:table-cell table:style-name="ce70" table:formula="of:=VLOOKUP([.$B72];[.$A$2:.$H61];6;0)*[.$Q72]" office:value-type="float" office:value="1199.5913">
            <text:p>1199,59</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596cm" svg:x="2.858cm" svg:y="33.59cm" draw:caption-point-x="-0.61cm" draw:caption-point-y="1.525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05">
            <text:p>10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73]*VLOOKUP([.$B73];[.$A$2:.$N48];11;0)+[.E73]*[.H73]*VLOOKUP([.$B73];[.$A$2:.$N48];12;0))*(1 + ([.D73]-[Variables.$B$6])*VLOOKUP([.$B73];[.$A$2:.$O48];13;0)/100)" office:value-type="float" office:value="1190.50875">
            <text:p>1190,51</text:p>
          </table:table-cell>
          <table:table-cell table:style-name="ce70" table:formula="of:=VLOOKUP([.$B73];[.$A$2:.$H62];2;0)*[.$Q73]" office:value-type="float" office:value="2976.271875">
            <text:p>2976,27</text:p>
          </table:table-cell>
          <table:table-cell table:style-name="ce70" table:formula="of:=VLOOKUP([.$B73];[.$A$2:.$H62];4;0)*[.$Q73]" office:value-type="float" office:value="4166.780625">
            <text:p>4166,78</text:p>
          </table:table-cell>
          <table:table-cell table:style-name="ce70" table:formula="of:=VLOOKUP([.$B73];[.$A$2:.$H62];6;0)*[.$Q73]" office:value-type="float" office:value="208.33903125">
            <text:p>208,34</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591cm" svg:height="0.596cm" svg:x="2.858cm" svg:y="34.045cm" draw:caption-point-x="-0.61cm" draw:caption-point-y="1.525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154">
            <text:p>154</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4]*VLOOKUP([.$B74];[.$A$2:.$N49];11;0)+[.E74]*[.H74]*VLOOKUP([.$B74];[.$A$2:.$N49];12;0))*(1 + ([.D74]-[Variables.$B$6])*VLOOKUP([.$B74];[.$A$2:.$O49];13;0)/100)" office:value-type="float" office:value="1598.9955">
            <text:p>1599</text:p>
          </table:table-cell>
          <table:table-cell table:style-name="ce70" table:formula="of:=VLOOKUP([.$B74];[.$A$2:.$H66];2;0)*[.$Q74]" office:value-type="float" office:value="4397.237625">
            <text:p>4397,24</text:p>
          </table:table-cell>
          <table:table-cell table:style-name="ce70" table:formula="of:=VLOOKUP([.$B74];[.$A$2:.$H66];4;0)*[.$Q74]" office:value-type="float" office:value="5756.3838">
            <text:p>5756,38</text:p>
          </table:table-cell>
          <table:table-cell table:style-name="ce70" table:formula="of:=VLOOKUP([.$B74];[.$A$2:.$H66];6;0)*[.$Q74]" office:value-type="float" office:value="359.7739875">
            <text:p>359,7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503cm" draw:caption-point-x="-0.61cm" draw:caption-point-y="1.522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70" table:formula="of:=([.C75]*VLOOKUP([.$B75];[.$A$2:.$N50];11;0)+[.E75]*[.H75]*VLOOKUP([.$B75];[.$A$2:.$N50];12;0))*(1 + ([.D75]-[Variables.$B$6])*VLOOKUP([.$B75];[.$A$2:.$O50];13;0)/100)" office:value-type="float" office:value="613.04">
            <text:p>613,04</text:p>
          </table:table-cell>
          <table:table-cell table:style-name="ce70" table:formula="of:=VLOOKUP([.$B75];[.$A$2:.$H67];2;0)*[.$Q75]" office:value-type="float" office:value="3187.808">
            <text:p>3187,81</text:p>
          </table:table-cell>
          <table:table-cell table:style-name="ce70" table:formula="of:=VLOOKUP([.$B75];[.$A$2:.$H67];4;0)*[.$Q75]" office:value-type="float" office:value="3923.456">
            <text:p>3923,46</text:p>
          </table:table-cell>
          <table:table-cell table:style-name="ce70" table:formula="of:=VLOOKUP([.$B75];[.$A$2:.$H67];6;0)*[.$Q75]"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958cm" draw:caption-point-x="-0.61cm" draw:caption-point-y="1.522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70" table:formula="of:=([.C76]*VLOOKUP([.$B76];[.$A$2:.$N51];11;0)+[.E76]*[.H76]*VLOOKUP([.$B76];[.$A$2:.$N51];12;0))*(1 + ([.D76]-[Variables.$B$6])*VLOOKUP([.$B76];[.$A$2:.$O51];13;0)/100)" office:value-type="float" office:value="1034">
            <text:p>1034</text:p>
          </table:table-cell>
          <table:table-cell table:style-name="ce70" table:formula="of:=VLOOKUP([.$B76];[.$A$2:.$H68];2;0)*[.$Q76]" office:value-type="float" office:value="5376.8">
            <text:p>5376,8</text:p>
          </table:table-cell>
          <table:table-cell table:style-name="ce70" table:formula="of:=VLOOKUP([.$B76];[.$A$2:.$H68];4;0)*[.$Q76]" office:value-type="float" office:value="6617.6">
            <text:p>6617,6</text:p>
          </table:table-cell>
          <table:table-cell table:style-name="ce70" table:formula="of:=VLOOKUP([.$B76];[.$A$2:.$H68];6;0)*[.$Q76]"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5.414cm" draw:caption-point-x="-0.61cm" draw:caption-point-y="1.522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70" table:formula="of:=([.C77]*VLOOKUP([.$B77];[.$A$2:.$N52];11;0)+[.E77]*[.H77]*VLOOKUP([.$B77];[.$A$2:.$N52];12;0))*(1 + ([.D77]-[Variables.$B$6])*VLOOKUP([.$B77];[.$A$2:.$O52];13;0)/100)" office:value-type="float" office:value="1186.68">
            <text:p>1186,68</text:p>
          </table:table-cell>
          <table:table-cell table:style-name="ce70" table:formula="of:=VLOOKUP([.$B77];[.$A$2:.$H69];2;0)*[.$Q77]" office:value-type="float" office:value="6170.736">
            <text:p>6170,74</text:p>
          </table:table-cell>
          <table:table-cell table:style-name="ce70" table:formula="of:=VLOOKUP([.$B77];[.$A$2:.$H69];4;0)*[.$Q77]" office:value-type="float" office:value="7594.752">
            <text:p>7594,75</text:p>
          </table:table-cell>
          <table:table-cell table:style-name="ce70" table:formula="of:=VLOOKUP([.$B77];[.$A$2:.$H69];6;0)*[.$Q77]"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70" table:formula="of:=([.C78]*VLOOKUP([.$B78];[.$A$2:.$N53];11;0)+[.E78]*[.H78]*VLOOKUP([.$B78];[.$A$2:.$N53];12;0))*(1 + ([.D78]-[Variables.$B$6])*VLOOKUP([.$B78];[.$A$2:.$O53];13;0)/100)" office:value-type="float" office:value="0">
            <text:p>0</text:p>
          </table:table-cell>
          <table:table-cell table:style-name="ce70" table:formula="of:=VLOOKUP([.$B78];[.$A$2:.$H70];2;0)*[.$Q78]" office:value-type="float" office:value="0">
            <text:p>0</text:p>
          </table:table-cell>
          <table:table-cell table:style-name="ce70" table:formula="of:=VLOOKUP([.$B78];[.$A$2:.$H70];4;0)*[.$Q78]" office:value-type="float" office:value="0">
            <text:p>0</text:p>
          </table:table-cell>
          <table:table-cell table:style-name="ce70"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5"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Trooper</text:p>
          </table:table-cell>
          <table:table-cell table:style-name="ce66" table:content-validation-name="val8" office:value-type="string" table:number-columns-spanned="2" table:number-rows-spanned="1">
            <text:p>MDH</text:p>
          </table:table-cell>
          <table:covered-table-cell/>
          <table:table-cell table:style-name="ce25" table:formula="of:=DAMAGETOARMOR([.$A$30:.$C$48]; TBLFIND([.$A$51:.$T$79]; [.$A83]; [.$I$51]); TBLFIND([.$A$51:.$T$79]; [.$B83]; [.$M$51]); TBLFIND([.$A$51:.$T$79]; [.$A83]; [.$E$51]); TBLFIND([.$A$51:.$T$79]; [.$A83]; [.$H$51]))" office:value-type="float" office:value="20">
            <text:p>20</text:p>
          </table:table-cell>
          <table:table-cell table:style-name="ce25" table:formula="of:=TBLFIND([.$A$51:.$X$80]; [.$B83]; [.$C$51])/[.$D83]" office:value-type="float" office:value="25">
            <text:p>25</text:p>
          </table:table-cell>
          <table:table-cell table:formula="of:=VTBLFIND([.$A83]; [.$A$51:.$T$80]; [.R$51])/VTBLFIND([.$B83]; [.$A$51:.$T$80]; [.R$51])" office:value-type="float" office:value="0.0461224489795918">
            <text:p>0,05</text:p>
          </table:table-cell>
          <table:table-cell table:formula="of:=VTBLFIND([.$A83]; [.$A$51:.$T$80]; [.S$51])/VTBLFIND([.$B83]; [.$A$51:.$T$80]; [.S$51])" office:value-type="float" office:value="0.0645714285714286">
            <text:p>0,06</text:p>
          </table:table-cell>
          <table:table-cell table:formula="of:=VTBLFIND([.$A83]; [.$A$51:.$T$80]; [.T$51])/VTBLFIND([.$B83]; [.$A$51:.$T$80]; [.T$51])" office:value-type="float" office:value="0">
            <text:p>0</text:p>
          </table:table-cell>
          <table:table-cell table:style-name="ce25" table:formula="of:=[.D83]/[.D84]" office:value-type="float" office:value="-20">
            <text:p>-20</text:p>
          </table:table-cell>
          <table:table-cell table:style-name="ce25" table:formula="of:=VTBLFIND([.$A83]; [.$A$51:.$T$80]; [.C$51])/VTBLFIND([.$B83]; [.$A$51:.$T$80]; [.C$51])" office:value-type="float" office:value="0.3">
            <text:p>0,3</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3]" office:value-type="string" office:string-value="MDH">
            <text:p>MDH</text:p>
          </table:table-cell>
          <table:table-cell table:style-name="ce69" table:formula="of:=[.A83]" office:value-type="string" office:string-value="Trooper" table:number-columns-spanned="2" table:number-rows-spanned="1">
            <text:p>Trooper</text:p>
          </table:table-cell>
          <table:covered-table-cell table:style-name="ce61"/>
          <table:table-cell table:style-name="ce76" table:formula="of:=DAMAGETOARMOR([.$A$30:.$C$48]; TBLFIND([.$A$51:.$T$79]; [.$A84]; [.$I$51]); TBLFIND([.$A$51:.$T$79]; [.$B84]; [.$M$51]); TBLFIND([.$A$51:.$T$79]; [.$A84]; [.$E$51]); TBLFIND([.$A$51:.$T$79]; [.$A84]; [.$H$51]))" office:value-type="float" office:value="-1">
            <text:p>-1</text:p>
          </table:table-cell>
          <table:table-cell table:style-name="ce76" table:formula="of:=TBLFIND([.$A$51:.$X$80]; [.$B84]; [.$C$51])/[.$D84]" office:value-type="float" office:value="-150">
            <text:p>-150</text:p>
          </table:table-cell>
          <table:table-cell table:style-name="ce61" table:formula="of:=VTBLFIND([.$A84]; [.$A$51:.$T$80]; [.R$51])/VTBLFIND([.$B84]; [.$A$51:.$T$80]; [.R$51])" office:value-type="float" office:value="21.6814159292035">
            <text:p>21,68</text:p>
          </table:table-cell>
          <table:table-cell table:style-name="ce61" table:formula="of:=VTBLFIND([.$A84]; [.$A$51:.$T$80]; [.S$51])/VTBLFIND([.$B84]; [.$A$51:.$T$80]; [.S$51])" office:value-type="float" office:value="15.4867256637168">
            <text:p>15,49</text:p>
          </table:table-cell>
          <table:table-cell table:style-name="ce61" table:formula="of:=VTBLFIND([.$A84]; [.$A$51:.$T$80]; [.T$51])/VTBLFIND([.$B84]; [.$A$51:.$T$80]; [.T$51])" office:value-type="float" office:value="0">
            <text:p>#DIV/0!</text:p>
          </table:table-cell>
          <table:table-cell table:style-name="ce76" table:formula="of:=[.D84]/[.D83]" office:value-type="float" office:value="-0.05">
            <text:p>-0,05</text:p>
          </table:table-cell>
          <table:table-cell table:style-name="ce76" table:formula="of:=VTBLFIND([.$A84]; [.$A$51:.$T$80]; [.C$51])/VTBLFIND([.$B84]; [.$A$51:.$T$80]; [.C$51])" office:value-type="float" office:value="3.33333333333333">
            <text:p>3,33</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79]; [.$A$87]; [.R$51])" office:value-type="float" office:value="2868.75">
            <text:p>2868,75</text:p>
          </table:table-cell>
          <table:table-cell table:style-name="ce66" table:formula="of:=TBLFIND([.$A$51:.$V$79]; [.$A$87]; [.S$51])" office:value-type="float" office:value="4016.25">
            <text:p>4016,25</text:p>
          </table:table-cell>
          <table:table-cell table:style-name="ce66" table:formula="of:=TBLFIND([.$A$51:.$V$79]; [.$A$87]; [.T$51])" office:value-type="float" office:value="200.8125" table:number-columns-spanned="2" table:number-rows-spanned="1">
            <text:p>200,81</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2];[Main.$C$3:.$M$3]) * SHOURS(1) / [.$B$87]" office:value-type="float" office:value="0.00690196078431373">
            <text:p>0,01</text:p>
          </table:table-cell>
          <table:table-cell table:style-name="ce73"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5" table:formula="of:=SUPERFORMULA([.$A92];[Main.$C$3:.$M$3]) * SDAYS(1) / [.$B$87]" office:value-type="float" office:value="0.165647058823529">
            <text:p>0,17</text:p>
          </table:table-cell>
          <table:table-cell table:style-name="ce73"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5" table:formula="of:=SUPERFORMULA([.$A92];[Main.$C$3:.$M$3]) * SWEEKS(1) / [.$B$87]" office:value-type="float" office:value="1.15952941176471">
            <text:p>1,16</text:p>
          </table:table-cell>
          <table:table-cell table:style-name="ce66" table:formula="of:=SUPERFORMULA([.$A92];[Main.$C$16:.$M$16]) * SWEEKS(1) / [.$C$87]" office:value-type="float" office:value="1.80705882352941">
            <text:p>1,81</text:p>
          </table:table-cell>
          <table:table-cell table:style-name="ce25" table:formula="of:=SUPERFORMULA([.$A92];[Main.$C$33:.$M$33]) * SWEEKS(1) / [.$D$87]" office:value-type="float" office:value="4.51764705882353">
            <text:p>4,52</text:p>
          </table:table-cell>
          <table:table-cell/>
          <table:table-cell table:style-name="ce25" table:formula="of:=SUPERFORMULA([.$A92];[Main.$C$3:.$M$3]) * SMONTHS(1) / [.$B$87]" office:value-type="float" office:value="4.96941176470588">
            <text:p>4,97</text:p>
          </table:table-cell>
          <table:table-cell table:style-name="ce66" table:formula="of:=SUPERFORMULA([.$A92];[Main.$C$16:.$M$16]) * SMONTHS(1) / [.$C$87]" office:value-type="float" office:value="7.74453781512605">
            <text:p>7,74</text:p>
          </table:table-cell>
          <table:table-cell table:style-name="ce66"/>
          <table:table-cell table:style-name="ce25" table:formula="of:=SUPERFORMULA([.$A92];[Main.$C$33:.$M$33]) * SMONTHS(1) / [.$D$87]" office:value-type="float" office:value="19.3613445378151">
            <text:p>19,36</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3];[Main.$C$3:.$M$3]) * SHOURS(1) / [.$B$87]" office:value-type="float" office:value="0.0138939902274965">
            <text:p>0,01</text:p>
          </table:table-cell>
          <table:table-cell table:style-name="ce73"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5" table:formula="of:=SUPERFORMULA([.$A93];[Main.$C$3:.$M$3]) * SDAYS(1) / [.$B$87]" office:value-type="float" office:value="0.333455765459917">
            <text:p>0,33</text:p>
          </table:table-cell>
          <table:table-cell table:style-name="ce73"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5" table:formula="of:=SUPERFORMULA([.$A93];[Main.$C$3:.$M$3]) * SWEEKS(1) / [.$B$87]" office:value-type="float" office:value="2.33419035821942">
            <text:p>2,33</text:p>
          </table:table-cell>
          <table:table-cell table:style-name="ce66" table:formula="of:=SUPERFORMULA([.$A93];[Main.$C$16:.$M$16]) * SWEEKS(1) / [.$C$87]" office:value-type="float" office:value="3.65735060331598">
            <text:p>3,66</text:p>
          </table:table-cell>
          <table:table-cell table:style-name="ce25" table:formula="of:=SUPERFORMULA([.$A93];[Main.$C$33:.$M$33]) * SWEEKS(1) / [.$D$87]" office:value-type="float" office:value="9.07852707390421">
            <text:p>9,08</text:p>
          </table:table-cell>
          <table:table-cell/>
          <table:table-cell table:style-name="ce25" table:formula="of:=SUPERFORMULA([.$A93];[Main.$C$3:.$M$3]) * SMONTHS(1) / [.$B$87]" office:value-type="float" office:value="10.0036729637975">
            <text:p>10</text:p>
          </table:table-cell>
          <table:table-cell table:style-name="ce66" table:formula="of:=SUPERFORMULA([.$A93];[Main.$C$16:.$M$16]) * SMONTHS(1) / [.$C$87]" office:value-type="float" office:value="15.6743597284971">
            <text:p>15,67</text:p>
          </table:table-cell>
          <table:table-cell table:style-name="ce66"/>
          <table:table-cell table:style-name="ce25" table:formula="of:=SUPERFORMULA([.$A93];[Main.$C$33:.$M$33]) * SMONTHS(1) / [.$D$87]" office:value-type="float" office:value="38.9079731738752">
            <text:p>38,91</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4];[Main.$C$3:.$M$3]) * SHOURS(1) / [.$B$87]" office:value-type="float" office:value="0.0279810468517573">
            <text:p>0,03</text:p>
          </table:table-cell>
          <table:table-cell table:style-name="ce73"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5" table:formula="of:=SUPERFORMULA([.$A94];[Main.$C$3:.$M$3]) * SDAYS(1) / [.$B$87]" office:value-type="float" office:value="0.671545124442174">
            <text:p>0,67</text:p>
          </table:table-cell>
          <table:table-cell table:style-name="ce73"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5" table:formula="of:=SUPERFORMULA([.$A94];[Main.$C$3:.$M$3]) * SWEEKS(1) / [.$B$87]" office:value-type="float" office:value="4.70081587109522">
            <text:p>4,7</text:p>
          </table:table-cell>
          <table:table-cell table:style-name="ce66" table:formula="of:=SUPERFORMULA([.$A94];[Main.$C$16:.$M$16]) * SWEEKS(1) / [.$C$87]" office:value-type="float" office:value="7.40737307707878">
            <text:p>7,41</text:p>
          </table:table-cell>
          <table:table-cell table:style-name="ce25" table:formula="of:=SUPERFORMULA([.$A94];[Main.$C$33:.$M$33]) * SWEEKS(1) / [.$D$87]" office:value-type="float" office:value="18.2497260182553">
            <text:p>18,25</text:p>
          </table:table-cell>
          <table:table-cell/>
          <table:table-cell table:style-name="ce25" table:formula="of:=SUPERFORMULA([.$A94];[Main.$C$3:.$M$3]) * SMONTHS(1) / [.$B$87]" office:value-type="float" office:value="20.1463537332652">
            <text:p>20,15</text:p>
          </table:table-cell>
          <table:table-cell table:style-name="ce66" table:formula="of:=SUPERFORMULA([.$A94];[Main.$C$16:.$M$16]) * SMONTHS(1) / [.$C$87]" office:value-type="float" office:value="31.7458846160519">
            <text:p>31,75</text:p>
          </table:table-cell>
          <table:table-cell table:style-name="ce66"/>
          <table:table-cell table:style-name="ce25" table:formula="of:=SUPERFORMULA([.$A94];[Main.$C$33:.$M$33]) * SMONTHS(1) / [.$D$87]" office:value-type="float" office:value="78.2131115068082">
            <text:p>78,21</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5];[Main.$C$3:.$M$3]) * SHOURS(1) / [.$B$87]" office:value-type="float" office:value="0.0492572224679363">
            <text:p>0,05</text:p>
          </table:table-cell>
          <table:table-cell table:style-name="ce73"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5" table:formula="of:=SUPERFORMULA([.$A95];[Main.$C$3:.$M$3]) * SDAYS(1) / [.$B$87]" office:value-type="float" office:value="1.18217333923047">
            <text:p>1,18</text:p>
          </table:table-cell>
          <table:table-cell table:style-name="ce73"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5" table:formula="of:=SUPERFORMULA([.$A95];[Main.$C$3:.$M$3]) * SWEEKS(1) / [.$B$87]" office:value-type="float" office:value="8.2752133746133">
            <text:p>8,28</text:p>
          </table:table-cell>
          <table:table-cell table:style-name="ce66" table:formula="of:=SUPERFORMULA([.$A95];[Main.$C$16:.$M$16]) * SWEEKS(1) / [.$C$87]" office:value-type="float" office:value="13.1022903140212">
            <text:p>13,1</text:p>
          </table:table-cell>
          <table:table-cell table:style-name="ce25" table:formula="of:=SUPERFORMULA([.$A95];[Main.$C$33:.$M$33]) * SWEEKS(1) / [.$D$87]" office:value-type="float" office:value="32.07640796108">
            <text:p>32,08</text:p>
          </table:table-cell>
          <table:table-cell/>
          <table:table-cell table:style-name="ce25" table:formula="of:=SUPERFORMULA([.$A95];[Main.$C$3:.$M$3]) * SMONTHS(1) / [.$B$87]" office:value-type="float" office:value="35.4652001769141">
            <text:p>35,47</text:p>
          </table:table-cell>
          <table:table-cell table:style-name="ce66" table:formula="of:=SUPERFORMULA([.$A95];[Main.$C$16:.$M$16]) * SMONTHS(1) / [.$C$87]" office:value-type="float" office:value="56.1526727743765">
            <text:p>56,15</text:p>
          </table:table-cell>
          <table:table-cell table:style-name="ce66"/>
          <table:table-cell table:style-name="ce25" table:formula="of:=SUPERFORMULA([.$A95];[Main.$C$33:.$M$33]) * SMONTHS(1) / [.$D$87]" office:value-type="float" office:value="137.4703198332">
            <text:p>137,47</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6"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6"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5" table:formula="of:=SUPERFORMULA([.$A97];[Main.$C$9:.$M$9]) * SWEEKS(1) / [.$B$87]" office:value-type="float" office:value="8.53835294117647">
            <text:p>8,54</text:p>
          </table:table-cell>
          <table:table-cell table:style-name="ce66" table:formula="of:=SUPERFORMULA([.$A97];[Main.$C$21:.$M$21]) * SWEEKS(1) / [.$C$87]" office:value-type="float" office:value="14.8923150345279">
            <text:p>14,89</text:p>
          </table:table-cell>
          <table:table-cell table:style-name="ce25" table:formula="of:=SUPERFORMULA([.$A97];[Main.$C$39:.$M$39]) * SWEEKS(1) / [.$D$87]" office:value-type="float" office:value="31.3223529411765">
            <text:p>31,32</text:p>
          </table:table-cell>
          <table:table-cell/>
          <table:table-cell table:style-name="ce25" table:formula="of:=SUPERFORMULA([.$A97];[Main.$C$9:.$M$9]) * SMONTHS(1) / [.$B$87]" office:value-type="float" office:value="36.5929411764706">
            <text:p>36,59</text:p>
          </table:table-cell>
          <table:table-cell table:style-name="ce66" table:formula="of:=SUPERFORMULA([.$A97];[Main.$C$21:.$M$21]) * SMONTHS(1) / [.$C$87]" office:value-type="float" office:value="63.824207290834">
            <text:p>63,82</text:p>
          </table:table-cell>
          <table:table-cell table:style-name="ce66"/>
          <table:table-cell table:style-name="ce25" table:formula="of:=SUPERFORMULA([.$A97];[Main.$C$39:.$M$39]) * SMONTHS(1) / [.$D$87]" office:value-type="float" office:value="134.238655462185">
            <text:p>134,24</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6"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6"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5" table:formula="of:=SUPERFORMULA([.$A98];[Main.$C$9:.$M$9]) * SWEEKS(1) / [.$B$87]" office:value-type="float" office:value="11.1886298257486">
            <text:p>11,19</text:p>
          </table:table-cell>
          <table:table-cell table:style-name="ce66" table:formula="of:=SUPERFORMULA([.$A98];[Main.$C$21:.$M$21]) * SWEEKS(1) / [.$C$87]" office:value-type="float" office:value="18.2784074329838">
            <text:p>18,28</text:p>
          </table:table-cell>
          <table:table-cell table:style-name="ce25" table:formula="of:=SUPERFORMULA([.$A98];[Main.$C$39:.$M$39]) * SWEEKS(1) / [.$D$87]" office:value-type="float" office:value="48.9838261519588">
            <text:p>48,98</text:p>
          </table:table-cell>
          <table:table-cell/>
          <table:table-cell table:style-name="ce25" table:formula="of:=SUPERFORMULA([.$A98];[Main.$C$9:.$M$9]) * SMONTHS(1) / [.$B$87]" office:value-type="float" office:value="47.9512706817796">
            <text:p>47,95</text:p>
          </table:table-cell>
          <table:table-cell table:style-name="ce66" table:formula="of:=SUPERFORMULA([.$A98];[Main.$C$21:.$M$21]) * SMONTHS(1) / [.$C$87]" office:value-type="float" office:value="78.3360318556449">
            <text:p>78,34</text:p>
          </table:table-cell>
          <table:table-cell table:style-name="ce66"/>
          <table:table-cell table:style-name="ce25" table:formula="of:=SUPERFORMULA([.$A98];[Main.$C$39:.$M$39]) * SMONTHS(1) / [.$D$87]" office:value-type="float" office:value="209.930683508395">
            <text:p>209,93</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6"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6"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5" table:formula="of:=SUPERFORMULA([.$A99];[Main.$C$9:.$M$9]) * SWEEKS(1) / [.$B$87]" office:value-type="float" office:value="14.1231485710266">
            <text:p>14,12</text:p>
          </table:table-cell>
          <table:table-cell table:style-name="ce66" table:formula="of:=SUPERFORMULA([.$A99];[Main.$C$21:.$M$21]) * SWEEKS(1) / [.$C$87]" office:value-type="float" office:value="21.9558828066261">
            <text:p>21,96</text:p>
          </table:table-cell>
          <table:table-cell table:style-name="ce25" table:formula="of:=SUPERFORMULA([.$A99];[Main.$C$39:.$M$39]) * SWEEKS(1) / [.$D$87]" office:value-type="float" office:value="69.3815558040192">
            <text:p>69,38</text:p>
          </table:table-cell>
          <table:table-cell/>
          <table:table-cell table:style-name="ce25" table:formula="of:=SUPERFORMULA([.$A99];[Main.$C$9:.$M$9]) * SMONTHS(1) / [.$B$87]" office:value-type="float" office:value="60.5277795901138">
            <text:p>60,53</text:p>
          </table:table-cell>
          <table:table-cell table:style-name="ce66" table:formula="of:=SUPERFORMULA([.$A99];[Main.$C$21:.$M$21]) * SMONTHS(1) / [.$C$87]" office:value-type="float" office:value="94.0966405998261">
            <text:p>94,1</text:p>
          </table:table-cell>
          <table:table-cell table:style-name="ce66"/>
          <table:table-cell table:style-name="ce25" table:formula="of:=SUPERFORMULA([.$A99];[Main.$C$39:.$M$39]) * SMONTHS(1) / [.$D$87]" office:value-type="float" office:value="297.349524874368">
            <text:p>297,35</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6"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6"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5" table:formula="of:=SUPERFORMULA([.$A100];[Main.$C$9:.$M$9]) * SWEEKS(1) / [.$B$87]" office:value-type="float" office:value="17.2875294117647">
            <text:p>17,29</text:p>
          </table:table-cell>
          <table:table-cell table:style-name="ce66" table:formula="of:=SUPERFORMULA([.$A100];[Main.$C$21:.$M$21]) * SWEEKS(1) / [.$C$87]" office:value-type="float" office:value="25.8585598519328">
            <text:p>25,86</text:p>
          </table:table-cell>
          <table:table-cell table:style-name="ce25" table:formula="of:=SUPERFORMULA([.$A100];[Main.$C$39:.$M$39]) * SWEEKS(1) / [.$D$87]" office:value-type="float" office:value="91.9447427451149">
            <text:p>91,94</text:p>
          </table:table-cell>
          <table:table-cell/>
          <table:table-cell table:style-name="ce25" table:formula="of:=SUPERFORMULA([.$A100];[Main.$C$9:.$M$9]) * SMONTHS(1) / [.$B$87]" office:value-type="float" office:value="74.0894117647059">
            <text:p>74,09</text:p>
          </table:table-cell>
          <table:table-cell table:style-name="ce66" table:formula="of:=SUPERFORMULA([.$A100];[Main.$C$21:.$M$21]) * SMONTHS(1) / [.$C$87]" office:value-type="float" office:value="110.822399365426">
            <text:p>110,82</text:p>
          </table:table-cell>
          <table:table-cell table:style-name="ce66"/>
          <table:table-cell table:style-name="ce25" table:formula="of:=SUPERFORMULA([.$A100];[Main.$C$39:.$M$39]) * SMONTHS(1) / [.$D$87]" office:value-type="float" office:value="394.048897479064">
            <text:p>394,05</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Metabolic Chargers"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4">2011-01-04</text:date>, <text:time>00:44: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4T00:44:06</dc:date>
    <dc:creator>Artūras Šlajus</dc:creator>
    <meta:editing-duration>PT60H01M18S</meta:editing-duration>
    <meta:editing-cycles>308</meta:editing-cycles>
    <meta:generator>OpenOffice.org/3.2$Linux OpenOffice.org_project/320m19$Build-9505</meta:generator>
    <meta:document-statistic meta:table-count="5" meta:cell-count="463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